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NE OF GREEN GABLES<text:line-break/><text:span text:style-name="T1">NAME Eden Bingham<text:line-break/>AGE 18<text:line-break/>PLACE OF BIRTH Delotos System Ag Slug 205 <text:line-break/>CURRENT LOCATION Starts at the slug, stays on the slug until all life is extinguished and is taken by the slavers to the Baba Yaga's is there until she frees herself and the rest and joins the resistance, then see's the resistance is a bunch of self absorbed shill fuck heads. <text:line-break/>NATIONALITY- Ag roayalty variation nordic</text:span></text:p>
      <text:p text:style-name="P1">EDUCATION- Standard High Bred Ag <text:line-break/>OCCUPATION- Student ag manager<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text:soft-page-break/></text:p>
      <text:p text:style-name="P1">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soft-pag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text:span><text:soft-page-break/><text:span text:style-name="T1">2.2 FAMILY <text:line-break/><text:line-break/>FATHER<text:line-break/></text:span><text:span text:style-name="T1">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text:soft-page-break/></text:p>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soft-pag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text:soft-page-break/></text:p>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text:soft-page-break/></text:p>
      <text:p text:style-name="P1">THE PRESENT AND THE FUTURE<text:line-break/><text:line-break/>STORY GOAL</text:p>
      <text:p text:style-name="P1"/>
      <text:p text:style-name="P1">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08T15:50:16.01</meta:creation-date>
    <dc:date>2023-01-09T12:56:38.72</dc:date>
    <dc:creator>Blake Stanger</dc:creator>
    <meta:editing-duration>PT3H29M23S</meta:editing-duration>
    <meta:editing-cycles>3</meta:editing-cycles>
    <meta:generator>OpenOffice/4.1.11$Win32 OpenOffice.org_project/4111m1$Build-9808</meta:generator>
    <meta:document-statistic meta:table-count="0" meta:image-count="0" meta:object-count="0" meta:page-count="8" meta:paragraph-count="42" meta:word-count="851" meta:character-count="5290"/>
  </office:meta>
</office:document-meta>
</file>